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language="fr" fo:country="FR"/>
    </style:style>
    <style:style style:name="P2" style:family="paragraph">
      <style:paragraph-properties fo:text-align="end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T1" style:family="text">
      <style:text-properties fo:font-size="60pt" fo:language="fr" fo:country="FR" style:font-size-asian="60pt" style:font-size-complex="60pt"/>
    </style:style>
    <style:style style:name="T2" style:family="text">
      <style:text-properties fo:language="fr" fo:country="FR"/>
    </style:style>
    <style:style style:name="T3" style:family="text">
      <style:text-properties fo:color="#ff3333" fo:language="fr" fo:country="FR" style:text-underline-style="none" fo:font-weight="bold" style:font-weight-asian="bold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11.068cm" svg:x="1.401cm" svg:y="0.132cm" presentation:class="title" presentation:user-transformed="true">
          <draw:text-box>
            <text:p><text:span text:style-name="T1">Projet Info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Le labyrinthe de Zozor : </text:span><text:span text:style-name="T3">le labyzor</text:span><text:span text:style-name="T2"> </text:span></text:p>
          </draw:text-box>
        </draw:frame>
        <draw:frame presentation:style-name="pr2" draw:layer="layout" svg:width="25.199cm" svg:height="12.178cm" svg:x="2cm" svg:y="11.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 text:style-name="P2"><text:span text:style-name="T4">Auteurs : Florian Dezere, Provost Valentin, Dubois, Jean-Baptis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faire en fonction des diapo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Concept :</text:p>
          </draw:text-box>
        </draw:frame>
        <draw:frame presentation:style-name="pr2" draw:text-style-name="P3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Survivabilité de zozor dans un environnement de vie aléatoire (fonction)</text:span></text:p>
              </text:list-item>
              <text:list-item>
                <text:p><text:span text:style-name="T5">Respect de la communauté de l'anneau (règles) </text:span></text:p>
              </text:list-item>
              <text:list-item>
                <text:p><text:span text:style-name="T5"/></text:p>
              </text:list-item>
              <text:list-item>
                <text:p><text:span text:style-name="T5">A couper en 2</text:span></text:p>
                <text:p><text:span text:style-name="T5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nalyse CDC</text:p>
          </draw:text-box>
        </draw:frame>
        <draw:frame presentation:style-name="pr2" draw:layer="layout" svg:width="25.199cm" svg:height="12.178cm" svg:x="1.4cm" svg:y="4.022cm" presentation:class="outline" presentation:user-transformed="true">
          <draw:text-box>
            <text:list text:style-name="L2">
              <text:list-item>
                <text:p>Une fois le code de base finit, on rajoute des fonctionalités au jeu </text:p>
              </text:list-item>
              <text:list-item>
                <text:p>SDL</text:p>
              </text:list-item>
              <text:list-item>
                <text:p>Generation l'aleatoire du labyrint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rganisation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item>
                <text:p>Jb a la SDL</text:p>
              </text:list-item>
              <text:list-item>
                <text:p>Valou a l'aleatoire </text:p>
              </text:list-item>
              <text:list-item>
                <text:p>Flo au mote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ealisation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xplication de la génération aléatoire (labyzor et points) </text:p>
              </text:list-item>
              <text:list-item>
                <text:p>Déplacement, vérification ?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jout apres realisation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A</text:p>
              </text:list-item>
              <text:list-item>
                <text:p>Recherche de chemin optimisé (ordi) </text:p>
              </text:list-item>
              <text:list-item>
                <text:p>Contrainte de vie </text:p>
              </text:list-item>
              <text:list-item>
                <text:p>Ajout de son en sdl</text:p>
              </text:list-item>
              <text:list-item>
                <text:p>Fin du jeu ?</text:p>
              </text:list-item>
              <text:list-item>
                <text:p>Troll case, généré aleatoirement qui tue zozor quand il passe dessus (invisible au joueur) lancé de dé, si supérieur a 3 → fin de jeu </text:p>
              </text:list-item>
              <text:list-item>
                <text:p>Troll case qui divise les stocks par deux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esultats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item>
                <text:p>Tite im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Bilan 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item>
                <text:p>Ce que l'on a pas pu faire </text:p>
              </text:list-item>
              <text:list-item>
                <text:p>Ce que ça nous a apporté </text:p>
              </text:list-item>
              <text:list-item>
                <text:p>Comment on s'est amusé </text:p>
              </text:list-item>
              <text:list-item>
                <text:p>Pas d'organisation = organisation parfaite si bonne cohésion dans le grou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robleme (a enlever)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item>
                <text:p>Pas de probleme car consigne clair, facile de compréhension </text:p>
                <text:p/>
              </text:list-item>
              <text:list-item>
                <text:p>Possibilité infini d'ajout de fonction de jeu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5T14:56:02.860120613</meta:creation-date>
    <meta:editing-duration>PT16M57S</meta:editing-duration>
    <meta:editing-cycles>7</meta:editing-cycles>
    <meta:generator>LibreOffice/4.3.3.2$Linux_x86 LibreOffice_project/430m0$Build-2</meta:generator>
    <meta:initial-creator>Flo </meta:initial-creator>
    <dc:date>2014-12-15T15:28:21.649933092</dc:date>
    <dc:creator>Flo </dc:creator>
    <meta:document-statistic meta:object-count="61"/>
  </office:meta>
</office:document-meta>
</file>